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F9000005561B580B3D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6.363cm" svg:height="9.729cm" draw:transform="rotate (1.55543742937705) translate (17.661cm 18.731cm)">
          <draw:image xlink:href="Pictures/10000000000008F9000005561B580B3D.jpg" xlink:type="simple" xlink:show="embed" xlink:actuate="onLoad">
            <text:p/>
          </draw:image>
        </draw:frame>
        <draw:line draw:style-name="gr4" draw:text-style-name="P1" draw:layer="layout" svg:x1="9.255cm" svg:y1="6.28cm" svg:x2="17.51cm" svg:y2="6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6:11:00.96</dc:date>
    <meta:editing-duration>PT00H14M09S</meta:editing-duration>
    <meta:editing-cycles>1</meta:editing-cycles>
    <meta:generator>OpenOffice.org/3.1$Win32 OpenOffice.org_project/310m19$Build-9420</meta:generator>
    <meta:document-statistic meta:object-count="5"/>
  </office:meta>
</office:document-meta>
</file>